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3/2022<text:bookmark-end text:name="Text14"/></text:p>
            <text:p text:style-name="Normální">KVOP-22447/2022<text:bookmark-end text:name="Text2"/></text:p>
            <text:p text:style-name="Normální"><text:bookmark-start text:name="Text6"/>23. 03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7"/>Vážený pan</text:p>
            <text:p text:style-name="Normální"><text:bookmark-end text:name="Text7"/>J. Š.</text:p>
            <text:p text:style-name="Normální">předseda</text:p>
            <text:p text:style-name="Normální"><text:bookmark-start text:name="Text9"/>S. S.<text:s/>z.s.<text:bookmark-end text:name="Text9"/>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 poskytnutí informace<text:s/>podle zákona č. 106/1999 Sb., o svobodném přístupu k informacím, ve znění pozdějších předpisů</text:h>
      <text:p text:style-name="Základnítext">Vážený pane předsedo,</text:p>
      <text:p text:style-name="Základnítext">dne 9. března 2022 byla do Kanceláře veřejného ochránce práv doručena žádost spolku S. S., z. s. (dále „žadatel“) podle zákona o svobodném přístupu k informacím, kterou<text:s/><text:span text:style-name="Silné">žádá informaci,<text:s/></text:span>zda veřejný ochránce práv pomohl, resp. se chystá dr. Ch.<text:s/>bývalé konzulce na velvyslanectví v M.<text:s/>účinně, v rámci svých zákonných pravomocí, pomoci</text:p>
      <text:p text:style-name="Základnítext">K<text:s/>žádosti<text:s/><text:span text:style-name="Silné">poskytuji následující informace</text:span>:</text:p>
      <text:p text:style-name="Základnítext">Veřejný ochránce práv obdržel podnět Ing. Jany Ch., Ph.D. bývalé pracovnice Zastupitelského úřadu v M., a jednal s ní o doplnění podkladů nutných k posouzení její věci.<text:s/></text:p>
      <text:p text:style-name="Základnítext"><text:s/></text:p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DTG7*</text:span>*KVOPX00CDTG7*</text:p>
        <text:p text:style-name="P12"><text:span text:style-name="T13">KVOPX00CDTG7</text:span>KVOPX00CDTG7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2-06-14T10:25:00Z</meta:creation-date>
    <dc:date>2022-06-14T10:27:00Z</dc:date>
    <meta:print-date>2022-03-23T10:02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141" meta:character-count="978" meta:row-count="6" meta:non-whitespace-character-count="838"/>
  </office:meta>
</office:document-meta>
</file>